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1B504EA47F8B65E8709.png" manifest:media-type="image/png"/>
  <manifest:file-entry manifest:full-path="Pictures/100000010000078000000333929ABCD4079804E4.png" manifest:media-type="image/png"/>
  <manifest:file-entry manifest:full-path="Pictures/10000001000003A4000002402C28281C2018C6AA.png" manifest:media-type="image/png"/>
  <manifest:file-entry manifest:full-path="Pictures/10000001000004B00000015B03B07303E468C8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3.483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2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87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0.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arial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arial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286cm" svg:height="2.539cm" svg:x="1.013cm" svg:y="0.2cm">
          <draw:image xlink:href="Pictures/10000001000004B00000015B03B07303E468C8D7.png" xlink:type="simple" xlink:show="embed" xlink:actuate="onLoad" draw:mime-type="image/png">
            <text:p/>
          </draw:image>
        </draw:frame>
        <draw:frame draw:style-name="gr2" draw:text-style-name="P1" draw:layer="layout" svg:width="4cm" svg:height="1.235cm" svg:x="0cm" svg:y="2.5cm">
          <draw:image xlink:href="Pictures/10000001000003A4000002402C28281C2018C6AA.png" xlink:type="simple" xlink:show="embed" xlink:actuate="onLoad" draw:mime-type="image/png">
            <text:p/>
          </draw:image>
        </draw:frame>
        <draw:custom-shape draw:style-name="gr3" draw:text-style-name="P2" draw:layer="layout" svg:width="2.087cm" svg:height="0.239cm" svg:x="1.013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87cm" svg:height="0.239cm" svg:x="1.013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2.5cm" svg:x="2.9cm" svg:y="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5" draw:layer="layout" svg:width="4.1cm" svg:height="1.319cm" svg:x="0.2cm" svg:y="0.577cm">
          <draw:text-box>
            <text:p text:style-name="P4"><text:span text:style-name="T1">T</text:span><text:span text:style-name="T1">A</text:span><text:span text:style-name="T1">D</text:span><text:span text:style-name="T1"> </text:span><text:span text:style-name="T1">–</text:span><text:span text:style-name="T1"> 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I</text:span><text:span text:style-name="T1"> </text:span><text:span text:style-name="T1">&amp;</text:span><text:span text:style-name="T1"> </text:span></text:p>
            <text:p text:style-name="P4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c</text:span><text:span text:style-name="T1">i</text:span><text:span text:style-name="T1">e</text:span><text:span text:style-name="T1">n</text:span><text:span text:style-name="T1">c</text:span><text:span text:style-name="T1">e</text:span></text:p>
            <text:p text:style-name="P4"><text:span text:style-name="T2"/></text:p>
          </draw:text-box>
        </draw:frame>
        <draw:frame draw:style-name="gr7" draw:text-style-name="P6" draw:layer="layout" svg:width="3.499cm" svg:height="1.492cm" svg:x="0.301cm" svg:y="1.7cm">
          <draw:image xlink:href="Pictures/100000010000078000000333929ABCD4079804E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3" draw:layer="layout" svg:width="17.271cm" svg:height="8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6" draw:layer="layout" svg:width="3.999cm" svg:height="2.936cm" svg:x="-0.011cm" svg:y="0.522cm">
          <draw:image xlink:href="Pictures/1000000100000253000001B504EA47F8B65E87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3" draw:layer="layout" svg:width="17.271cm" svg:height="8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.1000003814697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cm" fo:text-indent="0cm"/>
      <style:text-properties fo:font-size="7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5cm" fo:margin-bottom="0cm" fo:text-indent="0cm"/>
      <style:text-properties fo:font-size="6.0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9cm" fo:margin-bottom="0cm" fo:text-indent="0cm"/>
      <style:text-properties fo:font-size="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4cm" fo:margin-bottom="0cm" fo:text-indent="0cm"/>
      <style:text-properties fo:font-size="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4cm" fo:margin-bottom="0cm" fo:text-indent="0cm"/>
      <style:text-properties fo:font-size="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4cm" fo:margin-bottom="0cm" fo:text-indent="0cm"/>
      <style:text-properties fo:font-size="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4cm" fo:margin-bottom="0cm" fo:text-indent="0cm"/>
      <style:text-properties fo:font-size="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4cm" fo:margin-bottom="0cm" fo:text-indent="0cm"/>
      <style:text-properties fo:font-size="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3.6cm" svg:height="0.668cm" svg:x="0.2cm" svg:y="0.158cm" presentation:class="title" presentation:placeholder="true">
        <draw:text-box/>
      </draw:frame>
      <draw:frame presentation:style-name="Default-outline1" draw:layer="backgroundobjects" svg:width="3.6cm" svg:height="2.32cm" svg:x="0.2cm" svg:y="0.934cm" presentation:class="outline" presentation:placeholder="true">
        <draw:text-box/>
      </draw:frame>
      <draw:frame presentation:style-name="Mpr1" draw:text-style-name="MP2" draw:layer="backgroundobjects" svg:width="0.932cm" svg:height="0.276cm" svg:x="0.2cm" svg:y="3.6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.268cm" svg:height="0.276cm" svg:x="1.368cm" svg:y="3.6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0.932cm" svg:height="0.276cm" svg:x="2.868cm" svg:y="3.6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7T10:17:39.697059022</meta:creation-date>
    <dc:date>2023-04-07T10:41:22.008351377</dc:date>
    <meta:editing-duration>PT11M30S</meta:editing-duration>
    <meta:editing-cycles>2</meta:editing-cycles>
    <meta:generator>LibreOffice/7.3.7.2$Linux_X86_64 LibreOffice_project/30$Build-2</meta:generator>
    <meta:document-statistic meta:object-count="35"/>
  </office:meta>
</office:document-meta>
</file>